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1" svg:font-family="Arial"/>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2"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8125in" fo:margin-left="0in" fo:margin-top="0in" fo:margin-bottom="0in" table:align="left"/>
    </style:style>
    <style:style style:name="Table1.A" style:family="table-column">
      <style:table-column-properties style:column-width="2.6146in"/>
    </style:style>
    <style:style style:name="Table1.B" style:family="table-column">
      <style:table-column-properties style:column-width="2.7604in"/>
    </style:style>
    <style:style style:name="Table1.C" style:family="table-column">
      <style:table-column-properties style:column-width="1.4375in"/>
    </style:style>
    <style:style style:name="Table1.1" style:family="table-row">
      <style:table-row-properties style:min-row-height="0.3681in" fo:keep-together="auto"/>
    </style:style>
    <style:style style:name="Table1.A1" style:family="table-cell">
      <style:table-cell-properties style:vertical-align="" fo:padding="0.0694in" fo:border="0.75pt solid #000000"/>
    </style:style>
    <style:style style:name="Table1.2" style:family="table-row">
      <style:table-row-properties style:min-row-height="0.1806in" fo:keep-together="auto"/>
    </style:style>
    <style:style style:name="P1" style:family="paragraph" style:parent-style-name="Standard">
      <style:paragraph-properties fo:margin-top="0in" fo:margin-bottom="0.1665in" loext:contextual-spacing="false" fo:line-height="100%"/>
    </style:style>
    <style:style style:name="P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25" style:family="paragraph" style:parent-style-name="Standard">
      <style:paragraph-properties fo:margin-top="0in" fo:margin-bottom="0.3335in" loext:contextual-spacing="false" fo:line-height="100%"/>
    </style:style>
    <style:style style:name="P26" style:family="paragraph" style:parent-style-name="Heading_20_1" style:master-page-name="Standard">
      <style:paragraph-properties fo:margin-top="0in" fo:margin-bottom="0.0835in" loext:contextual-spacing="false" fo:line-height="100%" fo:keep-together="auto" style:page-number="1" fo:keep-with-next="auto"/>
    </style:style>
    <style:style style:name="P27" style:family="paragraph" style:parent-style-name="Heading_20_3">
      <style:paragraph-properties fo:margin-top="0in" fo:margin-bottom="0.0555in" loext:contextual-spacing="false" fo:line-height="100%" fo:keep-together="auto" fo:keep-with-next="auto"/>
    </style:style>
    <style:style style:name="P28" style:family="paragraph" style:parent-style-name="Heading_20_2">
      <style:paragraph-properties fo:margin-top="0in" fo:margin-bottom="0.0555in" loext:contextual-spacing="false" fo:line-height="100%" fo:keep-together="auto" fo:keep-with-next="auto"/>
    </style:style>
    <style:style style:name="P29"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font-weight-complex="bold"/>
    </style:style>
    <style:style style:name="T2" style:family="text">
      <style:text-properties fo:font-weight="bold" style:font-weight-asian="bold" style:font-weight-complex="bold"/>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tyle="italic" style:font-style-asian="italic" style:font-style-complex="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6zye5xf3npj2"/><text:span text:style-name="T1">AeroVine Employee Handbook</text:span></text:p>
      <text:p text:style-name="P1"><text:span text:style-name="T2">(Version 1.0 - Effective Date: [12-01-2025])</text:span></text:p>
      <text:p text:style-name="P28"><text:bookmark text:name="_pe490jbvon4r"/><text:span text:style-name="T3">🚀 Welcome to AeroVine!</text:span></text:p>
      <text:p text:style-name="P1">Welcome to AeroVine, an AI-first drone technology company. We are driven by innovation, safety, and a commitment to transforming industries through autonomous flight. This handbook is your guide to our culture, policies, and expectations. We expect every employee to read, understand, and comply with all policies outlined here.</text:p>
      <text:p text:style-name="Standard"><draw:rect text:anchor-type="as-char" style:rel-width="100%" draw:z-index="0" draw:style-name="gr1" draw:text-style-name="P29" svg:width="0.0012in" svg:height="0.0213in"><text:p/></draw:rect></text:p>
      <text:p text:style-name="P28"><text:bookmark text:name="_otnqqiic7ef"/><text:span text:style-name="T3">I. Employment Basics</text:span></text:p>
      <text:p text:style-name="P27"><text:bookmark text:name="_krap9qfuh0mt"/><text:span text:style-name="T4">1. Employment Status</text:span></text:p>
      <text:list xml:id="list1370230280" text:style-name="WWNum6">
        <text:list-item>
          <text:p text:style-name="P2"><text:span text:style-name="T2">At-Will Employment:</text:span> Unless otherwise specified in a formal written contract, employment at AeroVine is "at-will." This means either you or AeroVine can terminate the employment relationship at any time, for any reason not prohibited by law, with or without notice.</text:p>
        </text:list-item>
        <text:list-item>
          <text:p text:style-name="P2"><text:span text:style-name="T2">Classification:</text:span> Employees are classified as either <text:span text:style-name="T2">Exempt</text:span> (not eligible for overtime) or <text:span text:style-name="T2">Non-Exempt</text:span> (eligible for overtime pay as required by law). Your status will be communicated in your offer letter.</text:p>
        </text:list-item>
        <text:list-item>
          <text:p text:style-name="P13"><text:span text:style-name="T2">Equal Employment Opportunity (EEO):</text:span> AeroVine is an EEO employer and prohibits discrimination on the basis of race, color, religion, sex, age, national origin, disability, veteran status, or any other characteristic protected by law.</text:p>
        </text:list-item>
      </text:list>
      <text:p text:style-name="P27"><text:bookmark text:name="_zcy55s3bwwl1"/><text:span text:style-name="T4">2. Hours and Scheduling</text:span></text:p>
      <text:list xml:id="list1454832462" text:style-name="WWNum7">
        <text:list-item>
          <text:p text:style-name="P3"><text:span text:style-name="T2">Standard Work Hours:</text:span> Core hours are generally <text:span text:style-name="T2">9:00 AM to 5:00 PM, Monday through Friday</text:span>. Due to the nature of a startup, flexible hours may be arranged with your manager, provided core team responsibilities are met.</text:p>
        </text:list-item>
        <text:list-item>
          <text:p text:style-name="P14"><text:span text:style-name="T2">Overtime:</text:span> Non-Exempt employees must obtain explicit management approval <text:span text:style-name="T5">before</text:span> working more than 40 hours in a single workweek. All overtime will be compensated according to applicable federal and state laws.</text:p>
        </text:list-item>
      </text:list>
      <text:p text:style-name="Standard"><draw:rect text:anchor-type="as-char" style:rel-width="100%" draw:z-index="1" draw:style-name="gr1" draw:text-style-name="P29" svg:width="0.0012in" svg:height="0.0213in"><text:p/></draw:rect></text:p>
      <text:p text:style-name="P28"><text:bookmark text:name="_i5ksk6cftd7b"/><text:span text:style-name="T3">II. Compensation and Benefits</text:span></text:p>
      <text:p text:style-name="P27"><text:bookmark text:name="_9qx9efsa9p3m"/><text:span text:style-name="T4">3. Pay Schedule</text:span></text:p>
      <text:list xml:id="list428401052" text:style-name="WWNum10">
        <text:list-item>
          <text:p text:style-name="P4"><text:span text:style-name="T2">Pay Frequency:</text:span> Employees are paid [Weekly / Bi-weekly / Monthly] on [Day of the week].</text:p>
        </text:list-item>
        <text:list-item>
          <text:p text:style-name="P15"><text:span text:style-name="T2">Direct Deposit:</text:span> Direct deposit is mandatory for all employees.</text:p>
        </text:list-item>
      </text:list>
      <text:p text:style-name="P27"><text:bookmark text:name="_77l67zi2078r"/><text:span text:style-name="T4">4. Paid Time Off (PTO) and Holidays</text:span></text:p>
      <text:list xml:id="list3809337898" text:style-name="WWNum5">
        <text:list-item>
          <text:p text:style-name="P5"><text:span text:style-name="T2">General PTO:</text:span> Full-time employees accrue <text:span text:style-name="T2">[Number] days</text:span> of PTO per year. PTO covers vacation, sick time, and personal days. PTO must be approved in advance by your manager.</text:p>
          <text:list>
            <text:list-item>
              <text:p text:style-name="P24"><text:span text:style-name="T5">Note: Specify if PTO is accrued, front-loaded, or if carryover is allowed.</text:span></text:p>
            </text:list-item>
          </text:list>
        </text:list-item>
        <text:list-item>
          <text:p text:style-name="P5"><text:span text:style-name="T2">Paid Holidays:</text:span> AeroVine observes the following paid holidays: [List all 6-10 holidays, e.g., New Year’s Day, Memorial Day, Independence Day, Labor Day, Thanksgiving Day and the day after, Christmas Day].</text:p>
        </text:list-item>
        <text:list-item>
          <text:p text:style-name="P5"><text:span text:style-name="T2">Bereavement Leave:</text:span> Employees are eligible for up to <text:span text:style-name="T2">[Number] days</text:span> of paid leave for the death of an immediate family member.</text:p>
        </text:list-item>
        <text:list-item>
          <text:p text:style-name="P16"><text:span text:style-name="T2">Jury Duty/Witness Leave:</text:span> Employees required to perform jury duty or serve as a witness will be granted unpaid leave. Employees must provide official documentation to HR.</text:p>
        </text:list-item>
      </text:list>
      <text:p text:style-name="P27"><text:bookmark text:name="_e0i8gr34md5b"/><text:span text:style-name="T4">5. Health and Wellness Benefits</text:span></text:p>
      <text:list xml:id="list2960560282" text:style-name="WWNum1">
        <text:list-item>
          <text:p text:style-name="P6"><text:soft-page-break/><text:span text:style-name="T2">Health Insurance:</text:span> [Briefly describe the insurance offerings, e.g., AeroVine offers medical, dental, and vision coverage through [Provider].]</text:p>
        </text:list-item>
        <text:list-item>
          <text:p text:style-name="P6"><text:span text:style-name="T2">Retirement:</text:span> [Describe the 401(k) plan, including vesting schedule and any company match.]</text:p>
        </text:list-item>
        <text:list-item>
          <text:p text:style-name="P17"><text:span text:style-name="T2">Parental Leave:</text:span> [Specify the amount of paid and/or unpaid leave available for new parents.]</text:p>
        </text:list-item>
      </text:list>
      <text:p text:style-name="Standard"><draw:rect text:anchor-type="as-char" style:rel-width="100%" draw:z-index="2" draw:style-name="gr1" draw:text-style-name="P29" svg:width="0.0012in" svg:height="0.0213in"><text:p/></draw:rect></text:p>
      <text:p text:style-name="P28"><text:bookmark text:name="_5pe90zr6aonl"/><text:span text:style-name="T3">III. Standards of Conduct and Safety</text:span></text:p>
      <text:p text:style-name="P27"><text:bookmark text:name="_5x1216utk4sv"/><text:span text:style-name="T4">6. Code of Conduct</text:span></text:p>
      <text:list xml:id="list1084863014" text:style-name="WWNum11">
        <text:list-item>
          <text:p text:style-name="P7"><text:span text:style-name="T2">Professionalism:</text:span> Employees must treat all colleagues, clients, and partners with dignity and respect.</text:p>
        </text:list-item>
        <text:list-item>
          <text:p text:style-name="P18"><text:span text:style-name="T2">Conflict of Interest:</text:span> Employees must avoid any activity or investment that conflicts with, or gives the appearance of conflicting with, the interests of AeroVine. All outside employment must be disclosed and approved by HR and Legal.</text:p>
        </text:list-item>
      </text:list>
      <text:p text:style-name="P27"><text:bookmark text:name="_bbjf8syxdqks"/><text:span text:style-name="T4">7. Harassment and Discrimination</text:span></text:p>
      <text:list xml:id="list84672205" text:style-name="WWNum3">
        <text:list-item>
          <text:p text:style-name="P8"><text:span text:style-name="T2">Policy:</text:span> AeroVine strictly prohibits harassment and discrimination of any kind, including sexual harassment. All employees are entitled to a work environment free of offensive behavior.</text:p>
        </text:list-item>
        <text:list-item>
          <text:p text:style-name="P19"><text:span text:style-name="T2">Reporting:</text:span> If you experience or witness any form of harassment or discrimination, you must immediately report it to your Manager, the Head of HR, or the CEO. All reports will be investigated promptly and confidentially. Retaliation against anyone who makes a report in good faith is strictly prohibited.</text:p>
        </text:list-item>
      </text:list>
      <text:p text:style-name="P27"><text:bookmark text:name="_5sx3tfqawady"/><text:span text:style-name="T4">8. Workplace Safety</text:span></text:p>
      <text:list xml:id="list374594196" text:style-name="WWNum9">
        <text:list-item>
          <text:p text:style-name="P9"><text:span text:style-name="T2">General Safety:</text:span> All employees must adhere to safety rules and report any hazardous conditions or injuries immediately.</text:p>
        </text:list-item>
        <text:list-item>
          <text:p text:style-name="P20"><text:span text:style-name="T2">UAS Flight Safety:</text:span> All employees involved in the operation or testing of AeroVine drones must strictly follow the <text:span text:style-name="T2">AeroVine UAS Flight Safety &amp; Data Security Protocol</text:span> (referenced in your other documents).</text:p>
        </text:list-item>
      </text:list>
      <text:p text:style-name="Standard"><draw:rect text:anchor-type="as-char" style:rel-width="100%" draw:z-index="3" draw:style-name="gr1" draw:text-style-name="P29" svg:width="0.0012in" svg:height="0.0213in"><text:p/></draw:rect></text:p>
      <text:p text:style-name="P28"><text:bookmark text:name="_wx6cj66ybibc"/><text:span text:style-name="T3">IV. Technology and Intellectual Property (IP)</text:span></text:p>
      <text:p text:style-name="P27"><text:bookmark text:name="_qyqm7vvk2yvy"/><text:span text:style-name="T4">9. Proprietary Information and Confidentiality</text:span></text:p>
      <text:list xml:id="list3813157018" text:style-name="WWNum4">
        <text:list-item>
          <text:p text:style-name="P10"><text:span text:style-name="T2">Confidentiality:</text:span> All business plans, financial data, customer lists, software code, AI model weights, training data, and algorithms are considered <text:span text:style-name="T2">Proprietary Information</text:span> of AeroVine.</text:p>
        </text:list-item>
        <text:list-item>
          <text:p text:style-name="P10"><text:span text:style-name="T2">PIIAA Requirement:</text:span> As a condition of employment, all employees must sign the <text:span text:style-name="T2">Proprietary Information and Invention Assignment Agreement (PIIAA)</text:span>, formally assigning all work-related inventions to AeroVine.</text:p>
        </text:list-item>
        <text:list-item>
          <text:p text:style-name="P21"><text:span text:style-name="T2">Data Usage:</text:span> Company Proprietary Information may not be discussed with, or transferred to, outside parties without explicit written consent from a Department Head and Legal.</text:p>
        </text:list-item>
      </text:list>
      <text:p text:style-name="P27"><text:bookmark text:name="_e4b20dboffnx"/><text:span text:style-name="T4">10. Technology and Communications Use</text:span></text:p>
      <text:list xml:id="list4006004863" text:style-name="WWNum8">
        <text:list-item>
          <text:p text:style-name="P11"><text:span text:style-name="T2">Company Property:</text:span> All computers, laptops, mobile devices, servers, and communication systems (email, chat) provided by AeroVine are the property of the company.</text:p>
        </text:list-item>
        <text:list-item>
          <text:p text:style-name="P11"><text:span text:style-name="T2">Monitoring:</text:span> Employees should have <text:span text:style-name="T2">no expectation of privacy</text:span> when using company equipment or systems. AeroVine reserves the right to monitor and access all data and communications on its systems, including email and internet usage, to ensure compliance with company policy and legal obligations.</text:p>
        </text:list-item>
        <text:list-item>
          <text:p text:style-name="P22"><text:span text:style-name="T2">Acceptable Use:</text:span> Company systems are primarily for business use. Personal use should be minimal and must never involve illegal, unethical, or inappropriate activities.</text:p>
        </text:list-item>
      </text:list>
      <text:p text:style-name="Standard"><draw:rect text:anchor-type="as-char" style:rel-width="100%" draw:z-index="4" draw:style-name="gr1" draw:text-style-name="P29" svg:width="0.0012in" svg:height="0.0213in"><text:p/></draw:rect></text:p>
      <text:p text:style-name="P28"><text:bookmark text:name="_6cxs80ulyyh0"/><text:span text:style-name="T3">V. Separation of Employment</text:span></text:p>
      <text:p text:style-name="P27"><text:bookmark text:name="_9r3j7huw7eb2"/><text:soft-page-break/><text:span text:style-name="T4">11. Termination</text:span></text:p>
      <text:list xml:id="list1461814992" text:style-name="WWNum2">
        <text:list-item>
          <text:p text:style-name="P12"><text:span text:style-name="T2">Voluntary Termination:</text:span> Employees are requested to provide at least <text:span text:style-name="T2">two weeks' written notice</text:span> to their manager and HR.</text:p>
        </text:list-item>
        <text:list-item>
          <text:p text:style-name="P12"><text:span text:style-name="T2">Involuntary Termination:</text:span> AeroVine may terminate employment with or without cause, subject to the "at-will" policy and legal requirements. Grounds for immediate termination include theft, fraud, gross insubordination, serious security/data breaches, or violation of the Anti-Harassment Policy.</text:p>
        </text:list-item>
        <text:list-item>
          <text:p text:style-name="P23"><text:span text:style-name="T2">Return of Property:</text:span> Upon separation (voluntary or involuntary), employees must immediately return all company property, including laptops, mobile phones, security keys, badges, and all copies of Proprietary Information.</text:p>
        </text:list-item>
      </text:list>
      <text:p text:style-name="Standard"><draw:rect text:anchor-type="as-char" style:rel-width="100%" draw:z-index="5" draw:style-name="gr1" draw:text-style-name="P29" svg:width="0.0012in" svg:height="0.0213in"><text:p/></draw:rect></text:p>
      <text:p text:style-name="P28"><text:bookmark text:name="_xdcwwfgu922s"/><text:span text:style-name="T3">VI. Employee Acknowledgement</text:span></text:p>
      <text:p text:style-name="P1"><text:span text:style-name="T2">I acknowledge that I have received, read, and understand the policies and rules set forth in the AeroVine Employee Handbook. I understand that I am responsible for complying with all policies. I also understand that this handbook is not an employment contract, and my employment remains at-will.</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2">Employee Name (Printed)</text:span></text:p>
          </table:table-cell>
          <table:table-cell table:style-name="Table1.A1" office:value-type="string">
            <text:p text:style-name="P25"><text:span text:style-name="T2">Employee Signature</text:span></text:p>
          </table:table-cell>
          <table:table-cell table:style-name="Table1.A1" office:value-type="string">
            <text:p text:style-name="P25"><text:span text:style-name="T2">Date</text:span></text:p>
          </table:table-cell>
        </table:table-row>
        <table:table-row table:style-name="Table1.2">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1" meta:word-count="982" meta:character-count="6544" meta:non-whitespace-character-count="5647"/>
    <meta:generator>LibreOfficeDev/6.0.5.2$Linux_X86_64 LibreOffice_project/</meta:generator>
  </office:meta>
</office:document-meta>
</file>